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or RPI URP semina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initial-creator>John McMaster</meta:initial-creator>
    <meta:creation-date>2010-03-19T14:15:32</meta:creation-date>
    <dc:creator>John McMaster</dc:creator>
    <dc:date>2010-03-19T14:16:10</dc:date>
    <meta:editing-cycles>2</meta:editing-cycles>
    <meta:editing-duration>PT3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4" meta:character-count="19"/>
  </office:meta>
</office:document-meta>
</file>